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71000001ACFA625F6B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35cm" draw:marker-end-width="0.35cm" draw:stroke-linejoin="bevel" draw:fill-color="#e6e6ff" fo:min-height="1.467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4.967cm" svg:height="11.6cm" svg:x="1.233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24.5cm" svg:height="11.2cm" svg:x="1.5cm" svg:y="2.4cm">
          <draw:image xlink:href="Pictures/1000020100000371000001ACFA625F6B.tif" xlink:type="simple" xlink:show="embed" xlink:actuate="onLoad">
            <text:p/>
          </draw:image>
        </draw:frame>
        <draw:frame draw:style-name="gr3" draw:text-style-name="P2" draw:layer="layout" svg:width="7cm" svg:height="2.016cm" svg:x="12.2cm" svg:y="5.7cm">
          <draw:text-box>
            <text:p><text:span text:style-name="T1">Options to compress results are available under the 'Output' tag.</text:span></text:p>
          </draw:text-box>
        </draw:frame>
        <draw:line draw:style-name="gr4" draw:text-style-name="P1" draw:layer="layout" svg:x1="12.2cm" svg:y1="6.6cm" svg:x2="3.8cm" svg:y2="7.2cm">
          <text:p/>
        </draw:line>
        <draw:custom-shape draw:style-name="gr5" draw:text-style-name="P1" draw:layer="layout" svg:width="2.1cm" svg:height="0.9cm" svg:x="1.5cm" svg:y="6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7T12:04:20</dc:date>
    <meta:editing-duration>P13DT1H26M26S</meta:editing-duration>
    <meta:editing-cycles>19</meta:editing-cycles>
    <meta:generator>LibreOffice/3.4$Unix LibreOffice_project/340m1$Build-402</meta:generator>
    <meta:document-statistic meta:object-count="5"/>
  </office:meta>
</office:document-meta>
</file>